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-1.402cm" style:auto-text-indent="false"/>
      <style:text-properties fo:font-variant="normal" fo:text-transform="none" fo:color="#000000" style:font-name="SFMono-Regular" fo:font-size="9.75pt" fo:letter-spacing="normal" fo:font-style="normal" fo:font-weight="normal" loext:padding="0cm" loext:border="non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-1.402cm" style:auto-text-indent="false"/>
      <style:text-properties fo:font-variant="normal" fo:text-transform="none" fo:color="#800000" style:font-name="SFMono-Regular" fo:font-size="9.75pt" fo:letter-spacing="normal" fo:font-style="normal" fo:font-weight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-1.402cm" style:auto-text-indent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-1.402cm" style:auto-text-indent="false"/>
      <style:text-properties officeooo:rsid="000c3448" officeooo:paragraph-rsid="000c3448"/>
    </style:style>
    <style:style style:name="T1" style:family="text">
      <style:text-properties fo:color="#008000"/>
    </style:style>
    <style:style style:name="T2" style:family="text">
      <style:text-properties fo:color="#002080"/>
    </style:style>
    <style:style style:name="T3" style:family="text">
      <style:text-properties fo:color="#002080" officeooo:rsid="000ad42b"/>
    </style:style>
    <style:style style:name="T4" style:family="text">
      <style:text-properties fo:color="#002080" officeooo:rsid="000d25d1"/>
    </style:style>
    <style:style style:name="T5" style:family="text">
      <style:text-properties fo:font-variant="normal" fo:text-transform="none" fo:color="#000000" style:font-name="SFMono-Regular" fo:font-size="9.7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0000" style:font-name="SFMono-Regular" fo:font-size="9.75pt" fo:letter-spacing="normal" fo:font-style="normal" fo:font-weight="normal" officeooo:rsid="000ad42b" loext:padding="0cm" loext:border="none"/>
    </style:style>
    <style:style style:name="T7" style:family="text">
      <style:text-properties fo:font-variant="normal" fo:text-transform="none" fo:color="#000000" style:font-name="SFMono-Regular" fo:font-size="9.75pt" fo:letter-spacing="normal" fo:font-style="normal" fo:font-weight="normal" officeooo:rsid="000c3448" loext:padding="0cm" loext:border="none"/>
    </style:style>
    <style:style style:name="T8" style:family="text">
      <style:text-properties fo:font-variant="normal" fo:text-transform="none" fo:color="#000000" style:font-name="SFMono-Regular" fo:font-size="9.75pt" fo:letter-spacing="normal" fo:font-style="normal" fo:font-weight="normal" officeooo:rsid="000d108f" loext:padding="0cm" loext:border="none"/>
    </style:style>
    <style:style style:name="T9" style:family="text">
      <style:text-properties fo:font-variant="normal" fo:text-transform="none" fo:color="#000000" style:font-name="SFMono-Regular" fo:font-size="9.75pt" fo:letter-spacing="normal" fo:font-style="normal" fo:font-weight="normal" officeooo:rsid="000d25d1" loext:padding="0cm" loext:border="none"/>
    </style:style>
    <style:style style:name="T10" style:family="text">
      <style:text-properties fo:font-variant="normal" fo:text-transform="none" fo:color="#000000" style:font-name="SFMono-Regular" fo:font-size="9.75pt" fo:letter-spacing="normal" fo:font-style="normal" fo:font-weight="normal" officeooo:rsid="000de11d" loext:padding="0cm" loext:border="none"/>
    </style:style>
    <style:style style:name="T11" style:family="text">
      <style:text-properties fo:font-variant="normal" fo:text-transform="none" fo:color="#4665a2" style:text-line-through-style="none" style:text-line-through-type="none" style:font-name="SFMono-Regular" fo:font-size="9.75pt" fo:letter-spacing="normal" fo:font-style="normal" style:text-underline-style="none" fo:font-weight="normal" style:text-blinking="false" loext:padding="0cm" loext:border="none"/>
    </style:style>
    <style:style style:name="T12" style:family="text">
      <style:text-properties fo:font-variant="normal" fo:text-transform="none" fo:color="#604020" style:font-name="SFMono-Regular" fo:font-size="9.7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2080" style:font-name="SFMono-Regular" fo:font-size="9.7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e08000" style:font-name="SFMono-Regular" fo:font-size="9.75pt" fo:letter-spacing="normal" fo:font-style="normal" fo:font-weight="normal" loext:padding="0cm" loext:border="none"/>
    </style:style>
    <style:style style:name="T15" style:family="text">
      <style:text-properties officeooo:rsid="000ad42b"/>
    </style:style>
    <style:style style:name="T16" style:family="text">
      <style:text-properties officeooo:rsid="000c3448"/>
    </style:style>
    <style:style style:name="T17" style:family="text">
      <style:text-properties officeooo:rsid="000d25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numpy <text:span text:style-name="T1">as</text:span> np <text:s text:c="2"/><text:span text:style-name="T15">#Εισαγωγή βιβλιοθηκών</text:span></text:p>
      <text:p text:style-name="P1"><text:span text:style-name="T1">import</text:span> cv2 <text:span text:style-name="T1">as</text:span> cv</text:p>
      <text:p text:style-name="P1"/>
      <text:p text:style-name="P1">filename = <text:span text:style-name="T2">'chessboard.png' <text:s/></text:span><text:span text:style-name="T3"># Εισαγωγή της εικόνας μας μέσω του path που έχει αποθηκευτεί</text:span></text:p>
      <text:p text:style-name="P3"><text:span text:style-name="T5">img = </text:span><text:a xlink:type="simple" xlink:href="https://docs.opencv.org/master/d4/da8/group__imgcodecs.html#ga288b8b3da0892bd651fce07b3bbd3a56" text:style-name="Internet_20_link" text:visited-style-name="Visited_20_Internet_20_Link"><text:span text:style-name="T11">cv.imread</text:span></text:a><text:span text:style-name="T5">(filename) <text:s text:c="4"/></text:span><text:span text:style-name="T6"># Διάβασμα της εικόνας μέσω εντολής</text:span></text:p>
      <text:p text:style-name="P3"><text:span text:style-name="T5">gray = </text:span><text:a xlink:type="simple" xlink:href="https://docs.opencv.org/master/d8/d01/group__imgproc__color__conversions.html#ga397ae87e1288a81d2363b61574eb8cab" text:style-name="Internet_20_link" text:visited-style-name="Visited_20_Internet_20_Link"><text:span text:style-name="T11">cv.cvtColor</text:span></text:a><text:span text:style-name="T5">(img,cv.COLOR_BGR2GRAY) </text:span><text:span text:style-name="T6"># Εναλλαγή χρωματισμού από αρχικό σε γκρι</text:span></text:p>
      <text:p text:style-name="P3"><text:span text:style-name="T5"/></text:p>
      <text:p text:style-name="P1">gray = np.float32(gray) <text:s/><text:span text:style-name="T16"># Καταγραφή χρώματος και γωνίας </text:span></text:p>
      <text:p text:style-name="P3"><text:span text:style-name="T5">dst = </text:span><text:a xlink:type="simple" xlink:href="https://docs.opencv.org/master/dd/d1a/group__imgproc__feature.html#gac1fc3598018010880e370e2f709b4345" text:style-name="Internet_20_link" text:visited-style-name="Visited_20_Internet_20_Link"><text:span text:style-name="T11">cv.cornerHarris</text:span></text:a><text:span text:style-name="T5">(gray,2,3,0.04)</text:span></text:p>
      <text:p text:style-name="P4"><text:span text:style-name="T5"/></text:p>
      <text:p text:style-name="P2">#result is dilated for marking the corners, not important</text:p>
      <text:p text:style-name="P3"><text:span text:style-name="T5">dst = </text:span><text:a xlink:type="simple" xlink:href="https://docs.opencv.org/master/d4/d86/group__imgproc__filter.html#ga4ff0f3318642c4f469d0e11f242f3b6c" text:style-name="Internet_20_link" text:visited-style-name="Visited_20_Internet_20_Link"><text:span text:style-name="T11">cv.dilate</text:span></text:a><text:span text:style-name="T5">(dst,</text:span><text:span text:style-name="T12">None</text:span><text:span text:style-name="T5">) </text:span></text:p>
      <text:p text:style-name="P3"><text:span text:style-name="T5"/></text:p>
      <text:p text:style-name="P2"># Threshold for an optimal value, it may vary depending on the image.</text:p>
      <text:p text:style-name="P1">img[dst&gt;0.01*dst.max()]=[0,0,255]</text:p>
      <text:p text:style-name="P1"/>
      <text:p text:style-name="P3"><text:a xlink:type="simple" xlink:href="https://docs.opencv.org/master/df/d24/group__highgui__opengl.html#gaae7e90aa3415c68dba22a5ff2cefc25d" text:style-name="Internet_20_link" text:visited-style-name="Visited_20_Internet_20_Link"><text:span text:style-name="T11">cv.imshow</text:span></text:a><text:span text:style-name="T5">(</text:span><text:span text:style-name="T13">'dst'</text:span><text:span text:style-name="T5">,img)</text:span></text:p>
      <text:p text:style-name="P3"><text:span text:style-name="T14">if</text:span><text:span text:style-name="T5"> </text:span><text:a xlink:type="simple" xlink:href="https://docs.opencv.org/master/d7/dfc/group__highgui.html#ga5628525ad33f52eab17feebcfba38bd7" text:style-name="Internet_20_link" text:visited-style-name="Visited_20_Internet_20_Link"><text:span text:style-name="T11">cv.waitKey</text:span></text:a><text:span text:style-name="T5">(0) &amp; 0xff == 27: <text:s text:c="3"/></text:span><text:span text:style-name="T7"># Εμφάνιση φωτογραφίας </text:span><text:span text:style-name="T8">και έξοδος προγράμματος</text:span></text:p>
      <text:p text:style-name="P3"><text:a xlink:type="simple" xlink:href="https://docs.opencv.org/master/d7/dfc/group__highgui.html#ga6b7fc1c1a8960438156912027b38f481" text:style-name="Internet_20_link" text:visited-style-name="Visited_20_Internet_20_Link"><text:span text:style-name="T11">cv.destroyAllWindows</text:span></text:a><text:span text:style-name="T5">()</text:span></text:p>
      <text:p text:style-name="Standard"/>
      <text:p text:style-name="Standard"/>
      <text:p text:style-name="Standard"/>
      <text:p text:style-name="P3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0:50:33.228135042</meta:creation-date>
    <dc:date>2021-06-24T12:17:36.794101998</dc:date>
    <meta:editing-duration>PT46M2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94" meta:character-count="696" meta:non-whitespace-character-count="603"/>
  </office:meta>
</office:document-meta>
</file>